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4.314cm" svg:y="15.639cm">
            <draw:object draw:notify-on-update-of-ranges="Sheet1.A1:Sheet1.A1 Sheet1.A2:Sheet1.A10 Sheet1.B1:Sheet1.B1 Sheet1.B2:Sheet1.B10 Sheet1.A1:Sheet1.A1 Sheet1.A2:Sheet1.A10 Sheet1.C1:Sheet1.C1 Sheet1.C2:Sheet1.C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4.185cm" svg:y="5.199cm">
            <draw:object draw:notify-on-update-of-ranges="Sheet1.A1:Sheet1.A1 Sheet1.A2:Sheet1.A10 Sheet1.D1:Sheet1.D1 Sheet1.D2:Sheet1.D10 Sheet1.A1:Sheet1.A1 Sheet1.A2:Sheet1.A10 Sheet1.E1:Sheet1.E1 Sheet1.E2:Sheet1.E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Qwerty</text:p>
          </table:table-cell>
          <table:table-cell office:value-type="string" calcext:value-type="string">
            <text:p>Dvorak</text:p>
          </table:table-cell>
          <table:table-cell office:value-type="string" calcext:value-type="string">
            <text:p>Q%</text:p>
          </table:table-cell>
          <table:table-cell office:value-type="string" calcext:value-type="string">
            <text:p>D%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2752" calcext:value-type="float">
            <text:p>2752</text:p>
          </table:table-cell>
          <table:table-cell table:formula="of:=[.B2]/99171*100" office:value-type="float" office:value="0.263181776930756" calcext:value-type="float">
            <text:p>0.2631817769</text:p>
          </table:table-cell>
          <table:table-cell table:formula="of:=[.C2]/99171*100" office:value-type="float" office:value="2.77500478970667" calcext:value-type="float">
            <text:p>2.7750047897</text:p>
          </table:table-cell>
          <table:table-cell table:formula="of:=[.E2]-[.D2]" office:value-type="float" office:value="2.51182301277591" calcext:value-type="float">
            <text:p>2.51182301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59" calcext:value-type="float">
            <text:p>2459</text:p>
          </table:table-cell>
          <table:table-cell office:value-type="float" office:value="18063" calcext:value-type="float">
            <text:p>18063</text:p>
          </table:table-cell>
          <table:table-cell table:formula="of:=[.B3]/99171*100" office:value-type="float" office:value="2.47955551522118" calcext:value-type="float">
            <text:p>2.4795555152</text:p>
          </table:table-cell>
          <table:table-cell table:formula="of:=[.C3]/99171*100" office:value-type="float" office:value="18.2139940103458" calcext:value-type="float">
            <text:p>18.2139940103</text:p>
          </table:table-cell>
          <table:table-cell table:formula="of:=[.E3]-[.D3]" office:value-type="float" office:value="15.7344384951246" calcext:value-type="float">
            <text:p>15.73443849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96" calcext:value-type="float">
            <text:p>10396</text:p>
          </table:table-cell>
          <table:table-cell office:value-type="float" office:value="48810" calcext:value-type="float">
            <text:p>48810</text:p>
          </table:table-cell>
          <table:table-cell table:formula="of:=[.B4]/99171*100" office:value-type="float" office:value="10.4829032680925" calcext:value-type="float">
            <text:p>10.4829032681</text:p>
          </table:table-cell>
          <table:table-cell table:formula="of:=[.C4]/99171*100" office:value-type="float" office:value="49.2180173639471" calcext:value-type="float">
            <text:p>49.2180173639</text:p>
          </table:table-cell>
          <table:table-cell table:formula="of:=[.E4]-[.D4]" office:value-type="float" office:value="38.7351140958546" calcext:value-type="float">
            <text:p>38.73511409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262" calcext:value-type="float">
            <text:p>27262</text:p>
          </table:table-cell>
          <table:table-cell office:value-type="float" office:value="77989" calcext:value-type="float">
            <text:p>77989</text:p>
          </table:table-cell>
          <table:table-cell table:formula="of:=[.B5]/99171*100" office:value-type="float" office:value="27.4898911980317" calcext:value-type="float">
            <text:p>27.489891198</text:p>
          </table:table-cell>
          <table:table-cell table:formula="of:=[.C5]/99171*100" office:value-type="float" office:value="78.6409333373668" calcext:value-type="float">
            <text:p>78.6409333374</text:p>
          </table:table-cell>
          <table:table-cell table:formula="of:=[.E5]-[.D5]" office:value-type="float" office:value="51.1510421393351" calcext:value-type="float">
            <text:p>51.15104213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188" calcext:value-type="float">
            <text:p>50188</text:p>
          </table:table-cell>
          <table:table-cell office:value-type="float" office:value="93192" calcext:value-type="float">
            <text:p>93192</text:p>
          </table:table-cell>
          <table:table-cell table:formula="of:=[.B6]/99171*100" office:value-type="float" office:value="50.6075364773976" calcext:value-type="float">
            <text:p>50.6075364774</text:p>
          </table:table-cell>
          <table:table-cell table:formula="of:=[.C6]/99171*100" office:value-type="float" office:value="93.9710197537586" calcext:value-type="float">
            <text:p>93.9710197538</text:p>
          </table:table-cell>
          <table:table-cell table:formula="of:=[.E6]-[.D6]" office:value-type="float" office:value="43.363483276361" calcext:value-type="float">
            <text:p>43.36348327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851" calcext:value-type="float">
            <text:p>71851</text:p>
          </table:table-cell>
          <table:table-cell office:value-type="float" office:value="98063" calcext:value-type="float">
            <text:p>98063</text:p>
          </table:table-cell>
          <table:table-cell table:formula="of:=[.B7]/99171*100" office:value-type="float" office:value="72.4516239626504" calcext:value-type="float">
            <text:p>72.4516239627</text:p>
          </table:table-cell>
          <table:table-cell table:formula="of:=[.C7]/99171*100" office:value-type="float" office:value="98.8827378971675" calcext:value-type="float">
            <text:p>98.8827378972</text:p>
          </table:table-cell>
          <table:table-cell table:formula="of:=[.E7]-[.D7]" office:value-type="float" office:value="26.4311139345171" calcext:value-type="float">
            <text:p>26.43111393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6847" calcext:value-type="float">
            <text:p>86847</text:p>
          </table:table-cell>
          <table:table-cell office:value-type="float" office:value="99039" calcext:value-type="float">
            <text:p>99039</text:p>
          </table:table-cell>
          <table:table-cell table:formula="of:=[.B8]/99171*100" office:value-type="float" office:value="87.5729800042351" calcext:value-type="float">
            <text:p>87.5729800042</text:p>
          </table:table-cell>
          <table:table-cell table:formula="of:=[.C8]/99171*100" office:value-type="float" office:value="99.8668965725867" calcext:value-type="float">
            <text:p>99.8668965726</text:p>
          </table:table-cell>
          <table:table-cell table:formula="of:=[.E8]-[.D8]" office:value-type="float" office:value="12.2939165683516" calcext:value-type="float">
            <text:p>12.29391656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4842" calcext:value-type="float">
            <text:p>94842</text:p>
          </table:table-cell>
          <table:table-cell office:value-type="float" office:value="99158" calcext:value-type="float">
            <text:p>99158</text:p>
          </table:table-cell>
          <table:table-cell table:formula="of:=[.B9]/99171*100" office:value-type="float" office:value="95.6348125964244" calcext:value-type="float">
            <text:p>95.6348125964</text:p>
          </table:table-cell>
          <table:table-cell table:formula="of:=[.C9]/99171*100" office:value-type="float" office:value="99.9868913291184" calcext:value-type="float">
            <text:p>99.9868913291</text:p>
          </table:table-cell>
          <table:table-cell table:formula="of:=[.E9]-[.D9]" office:value-type="float" office:value="4.35207873269404" calcext:value-type="float">
            <text:p>4.35207873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038" calcext:value-type="float">
            <text:p>98038</text:p>
          </table:table-cell>
          <table:table-cell office:value-type="float" office:value="99171" calcext:value-type="float">
            <text:p>99171</text:p>
          </table:table-cell>
          <table:table-cell table:formula="of:=[.B10]/99171*100" office:value-type="float" office:value="98.8575289147029" calcext:value-type="float">
            <text:p>98.8575289147</text:p>
          </table:table-cell>
          <table:table-cell table:formula="of:=[.C10]/99171*100" office:value-type="float" office:value="100" calcext:value-type="float">
            <text:p>100</text:p>
          </table:table-cell>
          <table:table-cell table:formula="of:=[.E10]-[.D10]" office:value-type="float" office:value="1.14247108529712" calcext:value-type="float">
            <text:p>1.14247108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13:09:28.157284417</meta:creation-date>
    <dc:date>2016-05-11T14:15:29.331170085</dc:date>
    <meta:editing-duration>PT20M30S</meta:editing-duration>
    <meta:editing-cycles>1</meta:editing-cycles>
    <meta:document-statistic meta:table-count="1" meta:cell-count="59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6cm" svg:y="3.952cm" style:legend-expansion="high" chart:style-name="ch2"/>
        <chart:plot-area chart:style-name="ch3" table:cell-range-address="Sheet1.A1:Sheet1.C10" chart:data-source-has-labels="row" svg:x="0.32cm" svg:y="0.18cm" svg:width="13.52cm" svg:height="8.64cm">
          <chartooo:coordinate-region svg:x="1.682cm" svg:y="0.379cm" svg:width="12.06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" chart:label-cell-address="Sheet1.B1:Sheet1.B1" chart:class="chart:scatter">
            <chart:domain table:cell-range-address="Sheet1.A2:Sheet1.A10"/>
            <chart:data-point chart:repeated="9"/>
          </chart:series>
          <chart:series chart:style-name="ch7" chart:values-cell-range-address="Sheet1.C2:Sheet1.C10" chart:label-cell-address="Sheet1.C1:Sheet1.C1" chart:class="chart:scatte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werty</text:p>
                <draw:g>
                  <svg:desc>Sheet1.B1:Sheet1.B1</svg:desc>
                </draw:g>
              </table:table-cell>
              <table:table-cell office:value-type="string">
                <text:p>Dvorak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0</svg:desc>
                </draw:g>
              </table:table-cell>
              <table:table-cell office:value-type="float" office:value="261">
                <text:p>261</text:p>
                <draw:g>
                  <svg:desc>Sheet1.B2:Sheet1.B10</svg:desc>
                </draw:g>
              </table:table-cell>
              <table:table-cell office:value-type="float" office:value="2752">
                <text:p>2752</text:p>
                <draw:g>
                  <svg:desc>Sheet1.C2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59">
                <text:p>2459</text:p>
              </table:table-cell>
              <table:table-cell office:value-type="float" office:value="18063">
                <text:p>180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396">
                <text:p>10396</text:p>
              </table:table-cell>
              <table:table-cell office:value-type="float" office:value="48810">
                <text:p>488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7262">
                <text:p>27262</text:p>
              </table:table-cell>
              <table:table-cell office:value-type="float" office:value="77989">
                <text:p>779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0188">
                <text:p>50188</text:p>
              </table:table-cell>
              <table:table-cell office:value-type="float" office:value="93192">
                <text:p>931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1851">
                <text:p>71851</text:p>
              </table:table-cell>
              <table:table-cell office:value-type="float" office:value="98063">
                <text:p>980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6847">
                <text:p>86847</text:p>
              </table:table-cell>
              <table:table-cell office:value-type="float" office:value="99039">
                <text:p>990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4842">
                <text:p>94842</text:p>
              </table:table-cell>
              <table:table-cell office:value-type="float" office:value="99158">
                <text:p>99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8038">
                <text:p>98038</text:p>
              </table:table-cell>
              <table:table-cell office:value-type="float" office:value="99171">
                <text:p>991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663cm" svg:y="3.952cm" style:legend-expansion="high" chart:style-name="ch2"/>
        <chart:plot-area chart:style-name="ch3" table:cell-range-address="Sheet1.A1:Sheet1.A10 Sheet1.D1:Sheet1.E10" chart:data-source-has-labels="row" svg:x="0.32cm" svg:y="0.18cm" svg:width="14.023cm" svg:height="8.64cm">
          <chartooo:coordinate-region svg:x="1.127cm" svg:y="0.38cm" svg:width="13.122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10" chart:label-cell-address="Sheet1.D1:Sheet1.D1" chart:class="chart:scatter">
            <chart:domain table:cell-range-address="Sheet1.A2:Sheet1.A10"/>
            <chart:data-point chart:repeated="9"/>
          </chart:series>
          <chart:series chart:style-name="ch8" chart:values-cell-range-address="Sheet1.E2:Sheet1.E10" chart:label-cell-address="Sheet1.E1:Sheet1.E1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%</text:p>
                <draw:g>
                  <svg:desc>Sheet1.D1:Sheet1.D1</svg:desc>
                </draw:g>
              </table:table-cell>
              <table:table-cell office:value-type="string">
                <text:p>D%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0</svg:desc>
                </draw:g>
              </table:table-cell>
              <table:table-cell office:value-type="float" office:value="0.263181776930756">
                <text:p>0.263181776930756</text:p>
                <draw:g>
                  <svg:desc>Sheet1.D2:Sheet1.D10</svg:desc>
                </draw:g>
              </table:table-cell>
              <table:table-cell office:value-type="float" office:value="2.77500478970667">
                <text:p>2.77500478970667</text:p>
                <draw:g>
                  <svg:desc>Sheet1.E2:Sheet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47955551522118">
                <text:p>2.47955551522118</text:p>
              </table:table-cell>
              <table:table-cell office:value-type="float" office:value="18.2139940103458">
                <text:p>18.21399401034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.4829032680925">
                <text:p>10.4829032680925</text:p>
              </table:table-cell>
              <table:table-cell office:value-type="float" office:value="49.2180173639471">
                <text:p>49.21801736394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7.4898911980317">
                <text:p>27.4898911980317</text:p>
              </table:table-cell>
              <table:table-cell office:value-type="float" office:value="78.6409333373668">
                <text:p>78.64093333736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0.6075364773976">
                <text:p>50.6075364773976</text:p>
              </table:table-cell>
              <table:table-cell office:value-type="float" office:value="93.9710197537586">
                <text:p>93.97101975375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2.4516239626504">
                <text:p>72.4516239626504</text:p>
              </table:table-cell>
              <table:table-cell office:value-type="float" office:value="98.8827378971675">
                <text:p>98.88273789716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7.5729800042351">
                <text:p>87.5729800042351</text:p>
              </table:table-cell>
              <table:table-cell office:value-type="float" office:value="99.8668965725867">
                <text:p>99.86689657258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5.6348125964244">
                <text:p>95.6348125964244</text:p>
              </table:table-cell>
              <table:table-cell office:value-type="float" office:value="99.9868913291184">
                <text:p>99.98689132911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8.8575289147029">
                <text:p>98.8575289147029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